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fcce4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fcce4" fo:border-left="0.74pt solid #000000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f3834" fo:border="0.74pt solid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999999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dfcce4" style:text-align-source="fix" style:repeat-content="false" fo:border-left="0.74pt solid #000000" fo:border-right="0.74pt solid #999999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999999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cf3834" style:text-align-source="fix" style:repeat-content="false" fo:border-left="0.74pt solid #000000" fo:border-right="0.74pt solid #999999" fo:border-top="0.74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dfcce4" style:text-align-source="fix" style:repeat-content="false" fo:border-left="0.74pt solid #000000" fo:border-right="0.74pt solid #999999" fo:border-top="0.74pt solid #000000"/>
      <style:paragraph-properties fo:text-align="center" fo:margin-left="0m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999999" fo:border-right="0.74pt solid #999999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dfcce4" style:text-align-source="fix" style:repeat-content="false" fo:border-left="0.74pt solid #999999" fo:border-right="0.74pt solid #999999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center" fo:margin-left="0mm"/>
    </style:style>
    <style:style style:name="ce17" style:family="table-cell" style:parent-style-name="Default">
      <style:table-cell-properties fo:border-bottom="0.74pt solid #000000" fo:background-color="#cf3834" style:text-align-source="fix" style:repeat-content="false" fo:border-left="0.74pt solid #999999" fo:border-right="0.74pt solid #999999" fo:border-top="0.74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fcce4" style:text-align-source="fix" style:repeat-content="false" fo:border-left="0.74pt solid #999999" fo:border-right="0.74pt solid #999999" fo:border-top="0.74pt solid #000000"/>
      <style:paragraph-properties fo:text-align="center" fo:margin-left="0m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999999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fcce4" style:text-align-source="fix" style:repeat-content="false" fo:border-left="0.74pt solid #999999" fo:border-right="0.74pt solid #000000" fo:border-top="0.74pt solid #000000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74pt solid #999999" fo:border-right="0.74pt soli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dfcce4" style:text-align-source="fix" style:repeat-content="false" fo:border-left="0.74pt solid #999999" fo:border-right="0.74pt solid #000000" fo:border-top="none"/>
      <style:paragraph-properties fo:text-align="center" fo:margin-left="0mm"/>
    </style:style>
    <style:style style:name="ce23" style:family="table-cell" style:parent-style-name="Default">
      <style:table-cell-properties fo:border-bottom="0.74pt solid #000000" fo:background-color="#cf3834" style:text-align-source="fix" style:repeat-content="false" fo:border-left="0.74pt solid #999999" fo:border-right="0.74pt solid #000000" fo:border-top="0.74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draw:auto-grow-height="false" fo:min-height="6.65mm" fo:min-width="39.52m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e" table:style-name="ta1">
        <table:table-column table:style-name="co1" table:default-cell-style-name="Default"/>
        <table:table-column table:style-name="co2" table:number-columns-repeated="14" table:default-cell-style-name="ce5"/>
        <table:table-column table:style-name="co2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Investissement</text:p>
          </table:table-cell>
          <table:covered-table-cell table:number-columns-repeated="3" table:style-name="ce13"/>
          <table:covered-table-cell table:style-name="ce24"/>
          <table:table-cell table:style-name="ce6" office:value-type="string" calcext:value-type="string" table:number-columns-spanned="5" table:number-rows-spanned="1">
            <text:p>Evolutions</text:p>
          </table:table-cell>
          <table:covered-table-cell table:number-columns-repeated="3" table:style-name="ce13"/>
          <table:covered-table-cell table:style-name="ce24"/>
          <table:table-cell table:style-name="ce6" office:value-type="string" calcext:value-type="string" table:number-columns-spanned="5" table:number-rows-spanned="1">
            <text:p>MCO</text:p>
          </table:table-cell>
          <table:covered-table-cell table:number-columns-repeated="3" table:style-name="ce13"/>
          <table:covered-table-cell table:style-name="ce25"/>
        </table:table-row>
        <table:table-row table:style-name="ro1">
          <table:table-cell/>
          <table:table-cell table:style-name="ce7" office:value-type="string" calcext:value-type="string">
            <text:p>Russe</text:p>
          </table:table-cell>
          <table:table-cell table:style-name="ce14" office:value-type="string" calcext:value-type="string">
            <text:p>Vieux François</text:p>
          </table:table-cell>
          <table:table-cell table:style-name="ce14" office:value-type="string" calcext:value-type="string">
            <text:p>Hébreux</text:p>
          </table:table-cell>
          <table:table-cell table:style-name="ce14" office:value-type="string" calcext:value-type="string">
            <text:p>Mandarin</text:p>
          </table:table-cell>
          <table:table-cell table:style-name="ce19" office:value-type="string" calcext:value-type="string">
            <text:p>Total</text:p>
          </table:table-cell>
          <table:table-cell table:style-name="ce7" office:value-type="string" calcext:value-type="string">
            <text:p>Russe</text:p>
          </table:table-cell>
          <table:table-cell table:style-name="ce14" office:value-type="string" calcext:value-type="string">
            <text:p>Vieux François</text:p>
          </table:table-cell>
          <table:table-cell table:style-name="ce14" office:value-type="string" calcext:value-type="string">
            <text:p>Hébreux</text:p>
          </table:table-cell>
          <table:table-cell table:style-name="ce14" office:value-type="string" calcext:value-type="string">
            <text:p>Mandarin</text:p>
          </table:table-cell>
          <table:table-cell table:style-name="ce19" office:value-type="string" calcext:value-type="string">
            <text:p>Total</text:p>
          </table:table-cell>
          <table:table-cell table:style-name="ce7" office:value-type="string" calcext:value-type="string">
            <text:p>Russe</text:p>
          </table:table-cell>
          <table:table-cell table:style-name="ce14" office:value-type="string" calcext:value-type="string">
            <text:p>Vieux François</text:p>
          </table:table-cell>
          <table:table-cell table:style-name="ce14" office:value-type="string" calcext:value-type="string">
            <text:p>Hébreux</text:p>
          </table:table-cell>
          <table:table-cell table:style-name="ce14" office:value-type="string" calcext:value-type="string">
            <text:p>Mandarin</text:p>
          </table:table-cell>
          <table:table-cell table:style-name="ce19" office:value-type="string" calcext:value-type="string">
            <text:p>Total</text:p>
          </table:table-cell>
        </table:table-row>
        <table:table-row table:style-name="ro1">
          <table:table-cell table:style-name="ce1" office:value-type="string" calcext:value-type="string">
            <text:p>PCIR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3"/>
          <table:table-cell table:style-name="ce22" table:formula="of:=SUM([.B6:.E6])" office:value-type="float" office:value="1" calcext:value-type="float">
            <text:p>1</text:p>
          </table:table-cell>
          <table:table-cell table:style-name="ce8"/>
          <table:table-cell table:style-name="ce15" table:number-columns-repeated="3"/>
          <table:table-cell table:style-name="ce22" table:formula="of:=SUM([.G6:.J6])" office:value-type="float" office:value="0" calcext:value-type="float">
            <text:p>0</text:p>
          </table:table-cell>
          <table:table-cell table:style-name="ce8"/>
          <table:table-cell table:style-name="ce15" table:number-columns-repeated="3"/>
          <table:table-cell table:style-name="ce22" table:formula="of:=SUM([.L6:.O6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NAV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number-columns-repeated="3"/>
          <table:table-cell table:style-name="ce21" table:formula="of:=SUM([.B7:.E7])" office:value-type="float" office:value="1" calcext:value-type="float">
            <text:p>1</text:p>
          </table:table-cell>
          <table:table-cell table:style-name="ce9"/>
          <table:table-cell table:style-name="ce16" table:number-columns-repeated="3"/>
          <table:table-cell table:style-name="ce21" table:formula="of:=SUM([.G7:.J7])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6" table:number-columns-repeated="3"/>
          <table:table-cell table:style-name="ce21" table:formula="of:=SUM([.L7:.O7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SA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22" table:formula="of:=SUM([.B8:.E8])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22" table:formula="of:=SUM([.G8:.J8])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22" table:formula="of:=SUM([.L8:.O8]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RSI</text:p>
          </table:table-cell>
          <table:table-cell table:style-name="ce9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formula="of:=SUM([.B9:.E9])" office:value-type="float" office:value="2" calcext:value-type="float">
            <text:p>2</text:p>
          </table:table-cell>
          <table:table-cell table:style-name="ce9"/>
          <table:table-cell table:style-name="ce16" table:number-columns-repeated="3"/>
          <table:table-cell table:style-name="ce21" table:formula="of:=SUM([.G9:.J9])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1" table:formula="of:=SUM([.L9:.O9]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0" table:formula="of:=SUM([.B6:.B9])" office:value-type="float" office:value="4" calcext:value-type="float">
            <text:p>4</text:p>
          </table:table-cell>
          <table:table-cell table:style-name="ce17" table:formula="of:=SUM([.C6:.C9])" office:value-type="float" office:value="0" calcext:value-type="float">
            <text:p>0</text:p>
          </table:table-cell>
          <table:table-cell table:style-name="ce17" table:formula="of:=SUM([.D6:.D9])" office:value-type="float" office:value="2" calcext:value-type="float">
            <text:p>2</text:p>
          </table:table-cell>
          <table:table-cell table:style-name="ce17" table:formula="of:=SUM([.E6:.E9])" office:value-type="float" office:value="1" calcext:value-type="float">
            <text:p>1</text:p>
          </table:table-cell>
          <table:table-cell table:style-name="ce23" table:formula="of:=SUM([.F6:.F9])" office:value-type="float" office:value="7" calcext:value-type="float">
            <text:p>7</text:p>
          </table:table-cell>
          <table:table-cell table:style-name="ce10" table:formula="of:=SUM([.G6:.G9])" office:value-type="float" office:value="1" calcext:value-type="float">
            <text:p>1</text:p>
          </table:table-cell>
          <table:table-cell table:style-name="ce17" table:formula="of:=SUM([.H6:.H9])" office:value-type="float" office:value="0" calcext:value-type="float">
            <text:p>0</text:p>
          </table:table-cell>
          <table:table-cell table:style-name="ce17" table:formula="of:=SUM([.I6:.I9])" office:value-type="float" office:value="1" calcext:value-type="float">
            <text:p>1</text:p>
          </table:table-cell>
          <table:table-cell table:style-name="ce17" table:formula="of:=SUM([.J6:.J9])" office:value-type="float" office:value="1" calcext:value-type="float">
            <text:p>1</text:p>
          </table:table-cell>
          <table:table-cell table:style-name="ce23" table:formula="of:=SUM([.K6:.K9])" office:value-type="float" office:value="3" calcext:value-type="float">
            <text:p>3</text:p>
          </table:table-cell>
          <table:table-cell table:style-name="ce10" table:formula="of:=SUM([.L6:.L9])" office:value-type="float" office:value="3" calcext:value-type="float">
            <text:p>3</text:p>
          </table:table-cell>
          <table:table-cell table:style-name="ce17" table:formula="of:=SUM([.M6:.M9])" office:value-type="float" office:value="0" calcext:value-type="float">
            <text:p>0</text:p>
          </table:table-cell>
          <table:table-cell table:style-name="ce17" table:formula="of:=SUM([.N6:.N9])" office:value-type="float" office:value="2" calcext:value-type="float">
            <text:p>2</text:p>
          </table:table-cell>
          <table:table-cell table:style-name="ce17" table:formula="of:=SUM([.O6:.O9])" office:value-type="float" office:value="1" calcext:value-type="float">
            <text:p>1</text:p>
          </table:table-cell>
          <table:table-cell table:style-name="ce23" table:formula="of:=SUM([.P6:.P9])" office:value-type="float" office:value="6" calcext:value-type="float">
            <text:p>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1" office:value-type="string" calcext:value-type="string">
            <text:p>Investissements</text:p>
          </table:table-cell>
          <table:table-cell table:style-name="ce11" office:value-type="string" calcext:value-type="string">
            <text:p>Evolutions</text:p>
          </table:table-cell>
          <table:table-cell table:style-name="ce11" office:value-type="string" calcext:value-type="string">
            <text:p>MCI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Anglais</text:p>
          </table:table-cell>
          <table:table-cell table:style-name="ce14" office:value-type="string" calcext:value-type="string">
            <text:p>Anglais</text:p>
          </table:table-cell>
          <table:table-cell table:style-name="ce19" office:value-type="string" calcext:value-type="string">
            <text:p>Anglai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CIR</text:p>
          </table:table-cell>
          <table:table-cell table:style-name="ce12" office:value-type="float" office:value="2" calcext:value-type="float">
            <text:p>2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CNAV</text:p>
          </table:table-cell>
          <table:table-cell table:style-name="ce9" office:value-type="float" office:value="2" calcext:value-type="float">
            <text:p>2</text:p>
          </table:table-cell>
          <table:table-cell table:style-name="ce16"/>
          <table:table-cell table:style-name="ce2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MSA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RSI</text:p>
          </table:table-cell>
          <table:table-cell table:style-name="ce9" office:value-type="float" office:value="2" calcext:value-type="float">
            <text:p>2</text:p>
          </table:table-cell>
          <table:table-cell table:style-name="ce16"/>
          <table:table-cell table:style-name="ce2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0" table:formula="of:=SUM([.B14:.B17])" office:value-type="float" office:value="8" calcext:value-type="float">
            <text:p>8</text:p>
          </table:table-cell>
          <table:table-cell table:style-name="ce17" table:formula="of:=SUM([.C14:.C17])" office:value-type="float" office:value="1" calcext:value-type="float">
            <text:p>1</text:p>
          </table:table-cell>
          <table:table-cell table:style-name="ce23" table:formula="of:=SUM([.D14:.D17])"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104855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Graphiques" table:style-name="ta1">
        <table:shapes>
          <draw:frame draw:z-index="0" draw:style-name="gr1" draw:text-style-name="P1" svg:width="159.99mm" svg:height="89.99mm" svg:x="22.59mm" svg:y="4.53mm">
            <draw:object draw:notify-on-update-of-ranges="Modele.A6:Modele.A9 Modele.B5:Modele.B5 Modele.B6:Modele.B9 Modele.C5:Modele.C5 Modele.C6:Modele.C9 Modele.D5:Modele.D5 Modele.D6:Modele.D9 Modele.E5:Modele.E5 Modele.E6:Modele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style-name="gr2" draw:text-style-name="P2" svg:width="42.68mm" svg:height="7.17mm" svg:x="117.01mm" svg:y="57.11mm">
            <text:p text:style-name="P2">Total global = 7</text:p>
            <draw:enhanced-geometry svg:viewBox="0 0 21600 21600" draw:text-areas="800 800 20800 20800" draw:type="round-rectangular-callout" draw:modifiers="5019.25509486999 20787.7437325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2" draw:style-name="gr1" draw:text-style-name="P1" svg:width="159.99mm" svg:height="89.99mm" svg:x="22.6mm" svg:y="99.36mm">
            <draw:object draw:notify-on-update-of-ranges="Modele.A6:Modele.A9 Modele.G5:Modele.G5 Modele.G6:Modele.G9 Modele.H5:Modele.H5 Modele.H6:Modele.H9 Modele.I5:Modele.I5 Modele.I6:Modele.I9 Modele.J5:Modele.J5 Modele.J6:Modele.J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9.99mm" svg:height="89.99mm" svg:x="22.59mm" svg:y="194.17mm">
            <draw:object draw:notify-on-update-of-ranges="Modele.A6:Modele.A9 Modele.L5:Modele.L5 Modele.L6:Modele.L9 Modele.M5:Modele.M5 Modele.M6:Modele.M9 Modele.N5:Modele.N5 Modele.N6:Modele.N9 Modele.O5:Modele.O5 Modele.O6:Modele.O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4" draw:style-name="gr2" draw:text-style-name="P2" svg:width="42.68mm" svg:height="7.17mm" svg:x="112.61mm" svg:y="248.36mm">
            <text:p text:style-name="P2">Total global = 6</text:p>
            <draw:enhanced-geometry svg:viewBox="0 0 21600 21600" draw:text-areas="800 800 20800 20800" draw:type="round-rectangular-callout" draw:modifiers="5019.25509486999 20787.7437325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5" draw:style-name="gr1" draw:text-style-name="P1" svg:width="159.99mm" svg:height="89.99mm" svg:x="203.21mm" svg:y="4.53mm">
            <draw:object draw:notify-on-update-of-ranges="Modele.A14:Modele.A17 Modele.B13:Modele.B13 Modele.B14:Modele.B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ustom-shape draw:z-index="6" draw:style-name="gr2" draw:text-style-name="P2" svg:width="42.68mm" svg:height="7.17mm" svg:x="227.16mm" svg:y="85mm">
            <text:p text:style-name="P2">Total global = 8</text:p>
            <draw:enhanced-geometry svg:viewBox="0 0 21600 21600" draw:text-areas="800 800 20800 20800" draw:type="round-rectangular-callout" draw:modifiers="5019.25509486999 20787.7437325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7" draw:style-name="gr1" draw:text-style-name="P1" svg:width="159.99mm" svg:height="89.99mm" svg:x="203.21mm" svg:y="99.35mm">
            <draw:object draw:notify-on-update-of-ranges="Modele.A14:Modele.A17 Modele.C13:Modele.C13 Modele.C14:Modele.C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8" draw:style-name="gr1" draw:text-style-name="P1" svg:width="159.99mm" svg:height="89.99mm" svg:x="203.21mm" svg:y="194.17mm">
            <draw:object draw:notify-on-update-of-ranges="Modele.A14:Modele.A17 Modele.D13:Modele.D13 Modele.D14:Modele.D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ustom-shape draw:z-index="9" draw:style-name="gr2" draw:text-style-name="P2" svg:width="42.68mm" svg:height="7.17mm" svg:x="304.24mm" svg:y="274.91mm">
            <text:p text:style-name="P2">Total global = 4</text:p>
            <draw:enhanced-geometry svg:viewBox="0 0 21600 21600" draw:text-areas="800 800 20800 20800" draw:type="round-rectangular-callout" draw:modifiers="5019.25509486999 20787.7437325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2:17:30.871563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1:31:48.663538003</meta:creation-date>
    <dc:date>2018-09-30T12:35:33.613159784</dc:date>
    <meta:editing-duration>PT59M18S</meta:editing-duration>
    <meta:editing-cycles>31</meta:editing-cycles>
    <meta:generator>LibreOffice/6.0.6.2$Linux_X86_64 LibreOffice_project/00m0$Build-2</meta:generator>
    <meta:document-statistic meta:table-count="2" meta:cell-count="8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6cm" chart:style-name="ch2">
          <text:p>Investissements</text:p>
        </chart:title>
        <chart:legend chart:legend-position="bottom" svg:x="3.933cm" svg:y="8.401cm" style:legend-expansion="wide" chart:style-name="ch3"/>
        <chart:plot-area chart:style-name="ch4" table:cell-range-address="Modele.A5:Modele.E9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5cm" svg:y="1.275cm" svg:width="14.053cm" svg:height="6.1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Modele.A6:Modele.A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Modele.B6:Modele.B9" chart:label-cell-address="Modele.B5:Modele.B5" chart:class="chart:bar">
            <chart:data-point chart:repeated="4"/>
          </chart:series>
          <chart:series chart:style-name="ch10" chart:values-cell-range-address="Modele.C6:Modele.C9" chart:label-cell-address="Modele.C5:Modele.C5" chart:class="chart:bar">
            <chart:data-point chart:repeated="4"/>
          </chart:series>
          <chart:series chart:style-name="ch11" chart:values-cell-range-address="Modele.D6:Modele.D9" chart:label-cell-address="Modele.D5:Modele.D5" chart:class="chart:bar">
            <chart:data-point chart:repeated="4"/>
          </chart:series>
          <chart:series chart:style-name="ch12" chart:values-cell-range-address="Modele.E6:Modele.E9" chart:label-cell-address="Modele.E5:Modele.E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sse</text:p>
                <draw:g>
                  <svg:desc>Modele.B5:Modele.B5</svg:desc>
                </draw:g>
              </table:table-cell>
              <table:table-cell office:value-type="string">
                <text:p>Vieux François</text:p>
                <draw:g>
                  <svg:desc>Modele.C5:Modele.C5</svg:desc>
                </draw:g>
              </table:table-cell>
              <table:table-cell office:value-type="string">
                <text:p>Hébreux</text:p>
                <draw:g>
                  <svg:desc>Modele.D5:Modele.D5</svg:desc>
                </draw:g>
              </table:table-cell>
              <table:table-cell office:value-type="string">
                <text:p>Mandarin</text:p>
                <draw:g>
                  <svg:desc>Modele.E5:Model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IR</text:p>
                <draw:g>
                  <svg:desc>Modele.A6:Modele.A9</svg:desc>
                </draw:g>
              </table:table-cell>
              <table:table-cell office:value-type="float" office:value="1">
                <text:p>1</text:p>
                <draw:g>
                  <svg:desc>Modele.B6:Modele.B9</svg:desc>
                </draw:g>
              </table:table-cell>
              <table:table-cell office:value-type="float" office:value="NaN">
                <text:p>NaN</text:p>
                <draw:g>
                  <svg:desc>Modele.C6:Modele.C9</svg:desc>
                </draw:g>
              </table:table-cell>
              <table:table-cell office:value-type="float" office:value="NaN">
                <text:p>NaN</text:p>
                <draw:g>
                  <svg:desc>Modele.D6:Modele.D9</svg:desc>
                </draw:g>
              </table:table-cell>
              <table:table-cell office:value-type="float" office:value="NaN">
                <text:p>NaN</text:p>
                <draw:g>
                  <svg:desc>Modele.E6:Modele.E9</svg:desc>
                </draw:g>
              </table:table-cell>
            </table:table-row>
            <table:table-row>
              <table:table-cell office:value-type="string">
                <text:p>CNAV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SA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Evolutions</text:p>
        </chart:title>
        <chart:legend chart:legend-position="bottom" svg:x="3.933cm" svg:y="8.401cm" style:legend-expansion="wide" chart:style-name="ch3"/>
        <chart:plot-area chart:style-name="ch4" table:cell-range-address="Modele.A6:Modele.A9 Modele.G5:Modele.J9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5cm" svg:y="1.275cm" svg:width="14.053cm" svg:height="6.1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Modele.A6:Modele.A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Modele.G6:Modele.G9" chart:label-cell-address="Modele.G5:Modele.G5" chart:class="chart:bar">
            <chart:data-point chart:repeated="4"/>
          </chart:series>
          <chart:series chart:style-name="ch10" chart:values-cell-range-address="Modele.H6:Modele.H9" chart:label-cell-address="Modele.H5:Modele.H5" chart:class="chart:bar">
            <chart:data-point chart:repeated="4"/>
          </chart:series>
          <chart:series chart:style-name="ch11" chart:values-cell-range-address="Modele.I6:Modele.I9" chart:label-cell-address="Modele.I5:Modele.I5" chart:class="chart:bar">
            <chart:data-point chart:repeated="4"/>
          </chart:series>
          <chart:series chart:style-name="ch12" chart:values-cell-range-address="Modele.J6:Modele.J9" chart:label-cell-address="Modele.J5:Modele.J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sse</text:p>
                <draw:g>
                  <svg:desc>Modele.G5:Modele.G5</svg:desc>
                </draw:g>
              </table:table-cell>
              <table:table-cell office:value-type="string">
                <text:p>Vieux François</text:p>
                <draw:g>
                  <svg:desc>Modele.H5:Modele.H5</svg:desc>
                </draw:g>
              </table:table-cell>
              <table:table-cell office:value-type="string">
                <text:p>Hébreux</text:p>
                <draw:g>
                  <svg:desc>Modele.I5:Modele.I5</svg:desc>
                </draw:g>
              </table:table-cell>
              <table:table-cell office:value-type="string">
                <text:p>Mandarin</text:p>
                <draw:g>
                  <svg:desc>Modele.J5:Modele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IR</text:p>
                <draw:g>
                  <svg:desc>Modele.A6:Modele.A9</svg:desc>
                </draw:g>
              </table:table-cell>
              <table:table-cell office:value-type="float" office:value="NaN">
                <text:p>NaN</text:p>
                <draw:g>
                  <svg:desc>Modele.G6:Modele.G9</svg:desc>
                </draw:g>
              </table:table-cell>
              <table:table-cell office:value-type="float" office:value="NaN">
                <text:p>NaN</text:p>
                <draw:g>
                  <svg:desc>Modele.H6:Modele.H9</svg:desc>
                </draw:g>
              </table:table-cell>
              <table:table-cell office:value-type="float" office:value="NaN">
                <text:p>NaN</text:p>
                <draw:g>
                  <svg:desc>Modele.I6:Modele.I9</svg:desc>
                </draw:g>
              </table:table-cell>
              <table:table-cell office:value-type="float" office:value="NaN">
                <text:p>NaN</text:p>
                <draw:g>
                  <svg:desc>Modele.J6:Modele.J9</svg:desc>
                </draw:g>
              </table:table-cell>
            </table:table-row>
            <table:table-row>
              <table:table-cell office:value-type="string">
                <text:p>CNA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SA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01cm" svg:y="0.316cm" chart:style-name="ch2">
          <text:p>MCO</text:p>
        </chart:title>
        <chart:legend chart:legend-position="bottom" svg:x="3.933cm" svg:y="8.401cm" style:legend-expansion="wide" chart:style-name="ch3"/>
        <chart:plot-area chart:style-name="ch4" table:cell-range-address="Modele.A6:Modele.A9 Modele.L5:Modele.O9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5cm" svg:y="1.275cm" svg:width="14.053cm" svg:height="6.1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Modele.A6:Modele.A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Modele.L6:Modele.L9" chart:label-cell-address="Modele.L5:Modele.L5" chart:class="chart:bar">
            <chart:data-point chart:repeated="4"/>
          </chart:series>
          <chart:series chart:style-name="ch10" chart:values-cell-range-address="Modele.M6:Modele.M9" chart:label-cell-address="Modele.M5:Modele.M5" chart:class="chart:bar">
            <chart:data-point chart:repeated="4"/>
          </chart:series>
          <chart:series chart:style-name="ch11" chart:values-cell-range-address="Modele.N6:Modele.N9" chart:label-cell-address="Modele.N5:Modele.N5" chart:class="chart:bar">
            <chart:data-point chart:repeated="4"/>
          </chart:series>
          <chart:series chart:style-name="ch12" chart:values-cell-range-address="Modele.O6:Modele.O9" chart:label-cell-address="Modele.O5:Modele.O5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sse</text:p>
                <draw:g>
                  <svg:desc>Modele.L5:Modele.L5</svg:desc>
                </draw:g>
              </table:table-cell>
              <table:table-cell office:value-type="string">
                <text:p>Vieux François</text:p>
                <draw:g>
                  <svg:desc>Modele.M5:Modele.M5</svg:desc>
                </draw:g>
              </table:table-cell>
              <table:table-cell office:value-type="string">
                <text:p>Hébreux</text:p>
                <draw:g>
                  <svg:desc>Modele.N5:Modele.N5</svg:desc>
                </draw:g>
              </table:table-cell>
              <table:table-cell office:value-type="string">
                <text:p>Mandarin</text:p>
                <draw:g>
                  <svg:desc>Modele.O5:Modele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IR</text:p>
                <draw:g>
                  <svg:desc>Modele.A6:Modele.A9</svg:desc>
                </draw:g>
              </table:table-cell>
              <table:table-cell office:value-type="float" office:value="NaN">
                <text:p>NaN</text:p>
                <draw:g>
                  <svg:desc>Modele.L6:Modele.L9</svg:desc>
                </draw:g>
              </table:table-cell>
              <table:table-cell office:value-type="float" office:value="NaN">
                <text:p>NaN</text:p>
                <draw:g>
                  <svg:desc>Modele.M6:Modele.M9</svg:desc>
                </draw:g>
              </table:table-cell>
              <table:table-cell office:value-type="float" office:value="NaN">
                <text:p>NaN</text:p>
                <draw:g>
                  <svg:desc>Modele.N6:Modele.N9</svg:desc>
                </draw:g>
              </table:table-cell>
              <table:table-cell office:value-type="float" office:value="NaN">
                <text:p>NaN</text:p>
                <draw:g>
                  <svg:desc>Modele.O6:Modele.O9</svg:desc>
                </draw:g>
              </table:table-cell>
            </table:table-row>
            <table:table-row>
              <table:table-cell office:value-type="string">
                <text:p>CNAV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SA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9cm" svg:y="0.316cm" chart:style-name="ch2">
          <text:p>Investissements</text:p>
        </chart:title>
        <chart:legend chart:legend-position="bottom" svg:x="7.158cm" svg:y="8.401cm" style:legend-expansion="wide" chart:style-name="ch3"/>
        <chart:plot-area chart:style-name="ch4" table:cell-range-address="Modele.A13:Modele.B17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5cm" svg:y="1.275cm" svg:width="14.053cm" svg:height="6.1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Modele.A14:Modele.A1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Modele.B14:Modele.B17" chart:label-cell-address="Modele.B13:Modele.B1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ais</text:p>
                <draw:g>
                  <svg:desc>Modele.B13:Modele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IR</text:p>
                <draw:g>
                  <svg:desc>Modele.A14:Modele.A17</svg:desc>
                </draw:g>
              </table:table-cell>
              <table:table-cell office:value-type="float" office:value="2">
                <text:p>2</text:p>
                <draw:g>
                  <svg:desc>Modele.B14:Modele.B17</svg:desc>
                </draw:g>
              </table:table-cell>
            </table:table-row>
            <table:table-row>
              <table:table-cell office:value-type="string">
                <text:p>CNA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S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Evolutions</text:p>
        </chart:title>
        <chart:legend chart:legend-position="bottom" svg:x="7.158cm" svg:y="8.401cm" style:legend-expansion="wide" chart:style-name="ch3"/>
        <chart:plot-area chart:style-name="ch4" table:cell-range-address="Modele.A14:Modele.A17 Modele.C13:Modele.C17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5cm" svg:y="1.275cm" svg:width="14.053cm" svg:height="6.1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Modele.A14:Modele.A1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Modele.C14:Modele.C17" chart:label-cell-address="Modele.C13:Modele.C1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ais</text:p>
                <draw:g>
                  <svg:desc>Modele.C13:Modele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IR</text:p>
                <draw:g>
                  <svg:desc>Modele.A14:Modele.A17</svg:desc>
                </draw:g>
              </table:table-cell>
              <table:table-cell office:value-type="float" office:value="NaN">
                <text:p>NaN</text:p>
                <draw:g>
                  <svg:desc>Modele.C14:Modele.C17</svg:desc>
                </draw:g>
              </table:table-cell>
            </table:table-row>
            <table:table-row>
              <table:table-cell office:value-type="string">
                <text:p>CNA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01cm" svg:y="0.316cm" chart:style-name="ch2">
          <text:p>MCO</text:p>
        </chart:title>
        <chart:legend chart:legend-position="bottom" svg:x="7.158cm" svg:y="8.401cm" style:legend-expansion="wide" chart:style-name="ch3"/>
        <chart:plot-area chart:style-name="ch4" table:cell-range-address="Modele.A14:Modele.A17 Modele.D13:Modele.D17" chart:data-source-has-labels="both" svg:x="0.32cm" svg:y="1.275cm" svg:width="15.36cm" svg:height="6.7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75cm" svg:y="1.275cm" svg:width="14.053cm" svg:height="6.1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Modele.A14:Modele.A1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Modele.D14:Modele.D17" chart:label-cell-address="Modele.D13:Modele.D1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ais</text:p>
                <draw:g>
                  <svg:desc>Modele.D13:Modele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IR</text:p>
                <draw:g>
                  <svg:desc>Modele.A14:Modele.A17</svg:desc>
                </draw:g>
              </table:table-cell>
              <table:table-cell office:value-type="float" office:value="1">
                <text:p>1</text:p>
                <draw:g>
                  <svg:desc>Modele.D14:Modele.D17</svg:desc>
                </draw:g>
              </table:table-cell>
            </table:table-row>
            <table:table-row>
              <table:table-cell office:value-type="string">
                <text:p>CNA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SI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